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gradient" draw:fill-gradient-name="Green_20_Gradient_20_1" draw:opacity="30%" draw:textarea-vertical-align="top"/>
    </style:style>
    <style:style style:name="gr2" style:family="graphic" style:parent-style-name="standard">
      <style:graphic-properties draw:fill="gradient" draw:fill-gradient-name="Green_20_Gradient_20_1" draw:opacity="25%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>
        <style:tab-stops>
          <style:tab-stop style:position="0.52cm"/>
        </style:tab-stops>
      </style:paragraph-properties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center"/>
      <style:text-properties fo:font-family="'Bradley Hand ITC'" style:font-family-generic="script" style:font-pitch="variable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Bradley Hand ITC'" style:font-family-generic="script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4" draw:layer="layout" svg:width="11.9cm" svg:height="19cm" svg:x="1cm" svg:y="1cm">
          <text:p text:style-name="P1"><text:span text:style-name="T1">Über mich</text:span></text:p>
          <text:p text:style-name="P1"><text:span text:style-name="T1"/></text:p>
          <text:p text:style-name="P2"><text:span text:style-name="T2">Ich bin Emine Leanza , Hobbykünstlerin </text:span></text:p>
          <text:p text:style-name="P2"><text:span text:style-name="T2">aus Hamm NRW.</text:span></text:p>
          <text:p text:style-name="P2"><text:span text:style-name="T2">Meine künstlerische Reise begann schon </text:span></text:p>
          <text:p text:style-name="P2"><text:span text:style-name="T2">in meiner Jugend, wo ich mich häufig</text:span></text:p>
          <text:p text:style-name="P2"><text:span text:style-name="T2">und gerne in meine Buntstiftzeichnungen</text:span></text:p>
          <text:p text:style-name="P2"><text:span text:style-name="T2">vertiefte. Nach einer längeren Pause, </text:span></text:p>
          <text:p text:style-name="P2"><text:span text:style-name="T2">indem andere Interessen im Vordergrund standen, </text:span></text:p>
          <text:p text:style-name="P2"><text:span text:style-name="T2">habe ich 2019 meine Vorliebe für die Aquarellmalerei</text:span></text:p>
          <text:p text:style-name="P2"><text:span text:style-name="T2">entdeckt. Seitdem lasse ich mich von den zarten </text:span></text:p>
          <text:p text:style-name="P2"><text:span text:style-name="T2">Farbverläufen und </text:span><text:span text:style-name="T3">der lebendigen Eigendynamik </text:span></text:p>
          <text:p text:style-name="P2"><text:span text:style-name="T3">der Aquarellfarben faszinieren.</text:span></text:p>
          <text:p text:style-name="P2"><text:span text:style-name="T3"/></text:p>
          <text:p text:style-name="P2"><text:span text:style-name="T2">Die Malerei ist für mich ein wunderbarer Ausgleich</text:span></text:p>
          <text:p text:style-name="P2"><text:span text:style-name="T2">und eine Leidenschaft,der ich mal mehr,</text:span></text:p>
          <text:p text:style-name="P2"><text:span text:style-name="T2">mal weniger, aber immer mit ganzem Herzen</text:span></text:p>
          <text:p text:style-name="P2"><text:span text:style-name="T2">nach gehe. So sind im Laufe der Zeit viele </text:span></text:p>
          <text:p text:style-name="P2"><text:span text:style-name="T2">Werke entstanden, die bereit sind, neue Besitzer zu</text:span></text:p>
          <text:p text:style-name="P2"><text:span text:style-name="T2">finden. Es ist mir eine Freude, dass ich meine Bilder</text:span></text:p>
          <text:p text:style-name="P2"><text:span text:style-name="T2">nun auch in meinem Shop anbieten kann. Ich hoffe, </text:span></text:p>
          <text:p text:style-name="P2"><text:span text:style-name="T2">sie bringen genauso viel Freude in die Eohnungen</text:span></text:p>
          <text:p text:style-name="P2"><text:span text:style-name="T2">und Häuser anderer, wie ich beim Malen hatte.</text:span></text:p>
          <text:p text:style-name="P2"><text:span text:style-name="T2"><text:s/></text:span></text:p>
          <text:p text:style-name="P3"><text:span text:style-name="T2">Um meine Begeisterung mit anderen zu teilen </text:span></text:p>
          <text:p text:style-name="P3"><text:span text:style-name="T2">und mich selbst zu motivieren, regelmäßig </text:span></text:p>
          <text:p text:style-name="P3"><text:span text:style-name="T2">am Ball zu bleiben, habe ich meinen YouTube - Kanal </text:span></text:p>
          <text:p text:style-name="P3"><text:span text:style-name="T2">„</text:span><text:span text:style-name="T2">MeineWeltInAquarell“ ins Leben gerufen.</text:span></text:p>
          <text:p text:style-name="P3"><text:span text:style-name="T3">Ich hoffe sehr, dass ich nicht nur </text:span></text:p>
          <text:p text:style-name="P3"><text:span text:style-name="T3">meine Kunst zeigen, sondern auch den ein</text:span></text:p>
          <text:p text:style-name="P3"><text:span text:style-name="T3">oder anderen dazu inspirieren kann, den Pinsel</text:span></text:p>
          <text:p text:style-name="P3"><text:span text:style-name="T3">in die Hand zu nehmen und die Freude am</text:span></text:p>
          <text:p text:style-name="P3"><text:span text:style-name="T3">Malen (wieder) zu entdecken. <text:s/></text:span></text:p>
          <text:p text:style-name="P3"><text:span text:style-name="T3"/></text:p>
          <text:p text:style-name="P3"><text:span text:style-name="T3"><text:s text:c="5"/></text:span></text:p>
          <text:p text:style-name="P1"><text:span text:style-name="T1"/></text:p>
        </draw:rect>
        <draw:ellipse draw:style-name="gr2" draw:text-style-name="P5" draw:layer="layout" svg:width="6.2cm" svg:height="12.3cm" svg:x="13.3cm" svg:y="3.9cm">
          <text:p text:style-name="P1"><text:span text:style-name="T4">Foto</text:span></text:p>
        </draw:ellipse>
        <draw:rect draw:style-name="gr3" draw:text-style-name="P1" draw:layer="layout" svg:width="5.3cm" svg:height="1.8cm" svg:x="1.7cm" svg:y="25.7cm">
          <text:p text:style-name="P1">zurück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een_20_Gradient_20_1" draw:display-name="Green Gradient 1" draw:style="linear" draw:start-color="#00cc33" draw:end-color="#009933" draw:start-intensity="100%" draw:end-intensity="85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19:50:53.62</meta:creation-date>
    <dc:date>2025-08-23T22:58:25.30</dc:date>
    <dc:creator>Emine Leanza</dc:creator>
    <meta:editing-duration>PT15M40S</meta:editing-duration>
    <meta:editing-cycles>3</meta:editing-cycles>
    <meta:generator>OpenOffice/4.1.15$Win32 OpenOffice.org_project/4115m2$Build-9813</meta:generator>
    <meta:document-statistic meta:object-count="3"/>
  </office:meta>
</office:document-meta>
</file>